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2b2731" officeooo:paragraph-rsid="002b2731"/>
    </style:style>
    <style:style style:name="P5" style:family="paragraph" style:parent-style-name="Text_20_body">
      <style:paragraph-properties fo:text-align="justify" style:justify-single-word="false"/>
      <style:text-properties officeooo:rsid="002b2731" officeooo:paragraph-rsid="002b273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Liberation Mono"/>
    </style:style>
    <style:style style:name="P8" style:family="paragraph" style:parent-style-name="Text_20_body">
      <style:text-properties officeooo:rsid="002c5226" officeooo:paragraph-rsid="002c5226"/>
    </style:style>
    <style:style style:name="P9" style:family="paragraph" style:parent-style-name="Text_20_body">
      <style:text-properties officeooo:rsid="002c5226" officeooo:paragraph-rsid="003bd438"/>
    </style:style>
    <style:style style:name="P10" style:family="paragraph" style:parent-style-name="Text_20_body">
      <style:text-properties officeooo:rsid="002cec0c" officeooo:paragraph-rsid="002cec0c"/>
    </style:style>
    <style:style style:name="P11" style:family="paragraph" style:parent-style-name="Text_20_body">
      <style:text-properties officeooo:rsid="002e20e9" officeooo:paragraph-rsid="002e20e9"/>
    </style:style>
    <style:style style:name="P12" style:family="paragraph" style:parent-style-name="Text_20_body">
      <style:text-properties officeooo:rsid="002f6f6b" officeooo:paragraph-rsid="002f6f6b"/>
    </style:style>
    <style:style style:name="P13" style:family="paragraph" style:parent-style-name="Text_20_body">
      <style:paragraph-properties fo:text-align="justify" style:justify-single-word="false"/>
      <style:text-properties officeooo:rsid="002f6f6b" officeooo:paragraph-rsid="002f6f6b"/>
    </style:style>
    <style:style style:name="P14" style:family="paragraph" style:parent-style-name="Text_20_body">
      <style:text-properties officeooo:rsid="002f6f6b" officeooo:paragraph-rsid="0033f31a"/>
    </style:style>
    <style:style style:name="P15" style:family="paragraph" style:parent-style-name="Text_20_body">
      <style:text-properties officeooo:rsid="00314339" officeooo:paragraph-rsid="00314339"/>
    </style:style>
    <style:style style:name="P16" style:family="paragraph" style:parent-style-name="Text_20_body">
      <style:text-properties officeooo:rsid="0032e7bf" officeooo:paragraph-rsid="0032e7bf"/>
    </style:style>
    <style:style style:name="P17" style:family="paragraph" style:parent-style-name="Text_20_body">
      <style:text-properties officeooo:rsid="0032e7bf" officeooo:paragraph-rsid="0037b617"/>
    </style:style>
    <style:style style:name="P18" style:family="paragraph" style:parent-style-name="Text_20_body">
      <style:text-properties officeooo:rsid="0033f31a" officeooo:paragraph-rsid="0033f31a"/>
    </style:style>
    <style:style style:name="P19" style:family="paragraph" style:parent-style-name="Text_20_body">
      <style:text-properties officeooo:rsid="0033f31a" officeooo:paragraph-rsid="00345637"/>
    </style:style>
    <style:style style:name="P20" style:family="paragraph" style:parent-style-name="Text_20_body">
      <style:text-properties officeooo:rsid="00354ce8" officeooo:paragraph-rsid="00354ce8"/>
    </style:style>
    <style:style style:name="P21" style:family="paragraph" style:parent-style-name="Text_20_body">
      <style:text-properties officeooo:rsid="0035837a" officeooo:paragraph-rsid="0035837a"/>
    </style:style>
    <style:style style:name="P22" style:family="paragraph" style:parent-style-name="Text_20_body">
      <style:text-properties officeooo:rsid="003723c7" officeooo:paragraph-rsid="003723c7"/>
    </style:style>
    <style:style style:name="P23" style:family="paragraph" style:parent-style-name="Text_20_body">
      <style:text-properties officeooo:rsid="003a26ee" officeooo:paragraph-rsid="003a26e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  <style:text-properties style:font-name="Liberation Serif3" fo:font-size="18.2000007629395pt" fo:font-weight="bold" officeooo:rsid="002b2731" officeooo:paragraph-rsid="002b273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4">
      <style:text-properties officeooo:paragraph-rsid="0035837a"/>
    </style:style>
    <style:style style:name="P30" style:family="paragraph" style:parent-style-name="Standard" style:list-style-name="L1">
      <style:text-properties officeooo:paragraph-rsid="00354ce8"/>
    </style:style>
    <style:style style:name="P31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T1" style:family="text">
      <style:text-properties officeooo:rsid="00405ae7"/>
    </style:style>
    <style:style style:name="T2" style:family="text">
      <style:text-properties officeooo:rsid="0040bc72"/>
    </style:style>
    <style:style style:name="T3" style:family="text">
      <style:text-properties officeooo:rsid="002f6f6b"/>
    </style:style>
    <style:style style:name="T4" style:family="text">
      <style:text-properties officeooo:rsid="00314339"/>
    </style:style>
    <style:style style:name="T5" style:family="text">
      <style:text-properties officeooo:rsid="0032e7bf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354ce8"/>
    </style:style>
    <style:style style:name="T8" style:family="text">
      <style:text-properties officeooo:rsid="00354ce8"/>
    </style:style>
    <style:style style:name="T9" style:family="text">
      <style:text-properties officeooo:rsid="0035837a"/>
    </style:style>
    <style:style style:name="T10" style:family="text">
      <style:text-properties officeooo:rsid="003723c7"/>
    </style:style>
    <style:style style:name="T11" style:family="text">
      <style:text-properties officeooo:rsid="0038779f"/>
    </style:style>
    <style:style style:name="T12" style:family="text">
      <style:text-properties officeooo:rsid="003a26ee"/>
    </style:style>
    <style:style style:name="T13" style:family="text">
      <style:text-properties officeooo:rsid="003b30f6"/>
    </style:style>
    <style:style style:name="T14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5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6" style:family="text">
      <style:text-properties fo:color="#9c65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7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18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19" style:family="text">
      <style:text-properties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0" style:family="text">
      <style:text-properties fo:color="#666666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48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XML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.8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Lua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1.4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1.50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1.0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4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0.46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80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2"><text:a xlink:type="simple" xlink:href="#__RefHeading___Toc233_1919553838" text:style-name="Index_20_Link" text:visited-style-name="Index_20_Link">Lautstärke<text:tab/>2</text:a></text:p>
          <text:p text:style-name="P2"><text:a xlink:type="simple" xlink:href="#__RefHeading___Toc410_3250858206" text:style-name="Index_20_Link" text:visited-style-name="Index_20_Link">Ton abspielen<text:tab/>3</text:a></text:p>
          <text:p text:style-name="P3"><text:a xlink:type="simple" xlink:href="#__RefHeading___Toc412_3250858206" text:style-name="Index_20_Link" text:visited-style-name="Index_20_Link">Stimmen<text:tab/>3</text:a></text:p>
          <text:p text:style-name="P3"><text:a xlink:type="simple" xlink:href="#__RefHeading___Toc414_3250858206" text:style-name="Index_20_Link" text:visited-style-name="Index_20_Link">Geräusche<text:tab/>3</text:a></text:p>
          <text:p text:style-name="P3"><text:a xlink:type="simple" xlink:href="#__RefHeading___Toc416_3250858206" text:style-name="Index_20_Link" text:visited-style-name="Index_20_Link">Playlists<text:tab/>4</text:a></text:p>
        </text:index-body>
      </text:table-of-content>
      <text:p text:style-name="Standard"/>
      <text:p text:style-name="Standard"/>
      <text:h text:style-name="P26" text:outline-level="1"><text:bookmark-start text:name="__RefHeading___Toc233_1919553838"/>Lautstärke<text:bookmark-end text:name="__RefHeading___Toc233_1919553838"/></text:h>
      <text:p text:style-name="P5">Du möchtest Musik oder Sounds abspielen. Aber der böse Spieler hat den Ton abgestellt? Was nun? Natürlich kann die Lautstärke im Skript angepasst werden. Anschließend können die Änderungen einfach zurückgedreht werden.</text:p>
      <text:p text:style-name="P5">Die Lautstärke kannst Du mit diesen Funktionen beeinflussen:</text:p>
      <text:p text:style-name="P7">API.SoundSetVolume</text:p>
      <text:p text:style-name="P4">Die Funktion stellt die Gesamtlautstärke ein.</text:p>
      <text:p text:style-name="P7">API.SoundSetMusicVolume</text:p>
      <text:p text:style-name="P4">Die Funktion stellt die Lautstärke der Musik ein.</text:p>
      <text:p text:style-name="P7">API.SoundSetVoiceVolume</text:p>
      <text:p text:style-name="P4">Die Funktion stellt die Lautstärke von Sprache ein.</text:p>
      <text:p text:style-name="P7">API.SoundSetAtmoVolume</text:p>
      <text:p text:style-name="P4">Die Funktion stellt die Lautstärke der Umgebung ein.</text:p>
      <text:p text:style-name="P7">API.SoundSetUIVolume</text:p>
      <text:p text:style-name="P4">Die Funktion stellt die Lautstärke der Oberfläche ein.</text:p>
      <text:p text:style-name="P4"/>
      <text:p text:style-name="Text_20_body">Es wird automatisch eine Sicherung der Einstellungen vorgenommen.</text:p>
      <text:p text:style-name="Text_20_body">In diesem Beispiel wird alles abgeschaltet, außer der Musik.</text:p>
      <text:p text:style-name="P9"><draw:frame text:anchor-type="paragraph" draw:z-index="0" draw:name="Form1" draw:style-name="gr8" draw:text-style-name="P31" svg:width="17.013cm" svg:height="1.802cm" svg:x="0.034cm" svg:y="-0.238cm"><draw:text-box><text:p><text:span text:style-name="T14">API.SoundSetVolume(</text:span><text:span text:style-name="T20">100</text:span><text:span text:style-name="T14">)</text:span></text:p><text:p><text:span text:style-name="T14">API.SoundSetMusicVolume(</text:span><text:span text:style-name="T20">50</text:span><text:span text:style-name="T14">)</text:span></text:p><text:p><text:span text:style-name="T14">API.SoundSetVoiceVolume(</text:span><text:span text:style-name="T20">0</text:span><text:span text:style-name="T14">);</text:span></text:p><text:p><text:span text:style-name="T14">API.SoundSetAtmoVolume(</text:span><text:span text:style-name="T20">0</text:span><text:span text:style-name="T14">);</text:span></text:p><text:p><text:span text:style-name="T14">API.SoundSetUIVolume(</text:span><text:span text:style-name="T20">0</text:span><text:span text:style-name="T14">);</text:span></text:p></draw:text-box></draw:frame>So werden die Einstellungen des Spielers wiederhergestellt.</text:p>
      <text:p text:style-name="P8"><draw:frame text:anchor-type="paragraph" draw:z-index="1" draw:name="Form1_0" draw:style-name="gr7" draw:text-style-name="P31" svg:width="17.013cm" svg:height="0.465cm" svg:x="0.034cm" svg:y="-0.199cm"><draw:text-box><text:p><text:span text:style-name="T14">API.SoundRestore();</text:span></text:p></draw:text-box></draw:frame></text:p>
      <text:p text:style-name="P8"/>
      <text:h text:style-name="P27" text:outline-level="1"/>
      <text:h text:style-name="P28" text:outline-level="1"><text:bookmark-start text:name="__RefHeading___Toc410_3250858206"/>Ton abspielen<text:bookmark-end text:name="__RefHeading___Toc410_3250858206"/></text:h>
      <text:p text:style-name="P10">Du kannst verschiedene <text:span text:style-name="T11">Audiodateien</text:span><text:span text:style-name="T9"> </text:span>abspielen.</text:p>
      <text:p text:style-name="P12">Musik, Sound<text:span text:style-name="T11">s</text:span> und Stimmen müssen in ihre entsprechenden Verzeichnisse gepackt werden.</text:p>
      <text:h text:style-name="Heading_20_3" text:outline-level="3"><text:bookmark-start text:name="__RefHeading___Toc412_3250858206"/>Stimmen<text:bookmark-end text:name="__RefHeading___Toc412_3250858206"/></text:h>
      <text:p text:style-name="Standard">Stimmen sind MP3-Dateien. Sie liegen entweder im Spielverzeichnis oder in der Map.</text:p>
      <text:p text:style-name="P12">Eigene Stimmen solltest du immer im Verzeichnis der Map ablegen.</text:p>
      <text:p text:style-name="P12">So muss das Verzeichnis aufgebaut werden:</text:p>
      <text:p text:style-name="P18"><draw:frame text:anchor-type="paragraph" draw:z-index="6" draw:name="Form1_5" draw:style-name="gr5" draw:text-style-name="P31" svg:width="17.013cm" svg:height="1.082cm" svg:x="0.034cm" svg:y="-0.199cm"><draw:text-box><text:p><text:span text:style-name="T19">mapname.s6xmap.unpacked</text:span></text:p><text:p><text:span text:style-name="T19">|-- maps/externalmap/mapname</text:span></text:p><text:p><text:span text:style-name="T19"><text:s text:c="4"/></text:span><text:span text:style-name="T19">|-- voices/*</text:span></text:p></draw:text-box></draw:frame>Bedenke, dass <text:span text:style-name="T6">mapname</text:span> für den Ordnernamen deiner Map steht. Der ist von Map zu Map anders!</text:p>
      <text:p text:style-name="Text_20_body">Dann kannst du die Stimme abspielen.</text:p>
      <text:p text:style-name="P15">Spielen wir nun Stimmen ab!</text:p>
      <text:p text:style-name="Standard"><draw:frame text:anchor-type="paragraph" draw:z-index="2" draw:name="Form1_1" draw:style-name="gr7" draw:text-style-name="P31" svg:width="17.013cm" svg:height="0.465cm" svg:x="0.034cm" svg:y="-0.199cm"><draw:text-box><text:p><text:span text:style-name="T14">API.PlayVoice(</text:span><text:span text:style-name="T15">"maps/externalmap/myawesomemap/voices/say_hello.mp3"</text:span><text:span text:style-name="T14">);</text:span></text:p></draw:text-box></draw:frame><text:span text:style-name="T4">Hier spielst du eine eigene Datei ab. </text:span>Die Sprachausgabe beendet sich am Ende selbst.</text:p>
      <text:p text:style-name="Text_20_body">(Die Funktion ist nicht geeignet, um eine Sprachausgabe zu realisieren!)</text:p>
      <text:p text:style-name="P11"><draw:frame text:anchor-type="paragraph" draw:z-index="3" draw:name="Form1_2" draw:style-name="gr7" draw:text-style-name="P31" svg:width="17.013cm" svg:height="0.465cm" svg:x="0.034cm" svg:y="-0.199cm"><draw:text-box><text:p><text:span text:style-name="T14">API.StopVoice();</text:span></text:p></draw:text-box></draw:frame>Damit kannst du die Sprachausgabe selbst beenden.</text:p>
      <text:h text:style-name="Heading_20_3" text:outline-level="3"><text:bookmark-start text:name="__RefHeading___Toc414_3250858206"/>Geräusche<text:bookmark-end text:name="__RefHeading___Toc414_3250858206"/></text:h>
      <text:p text:style-name="P6">Geräusche teilen sich auf in 2D und 3D.</text:p>
      <text:p text:style-name="P6">2D-Sounds werden als UI-Sound abgespielt und s<text:span text:style-name="T5">ind</text:span> immer zu hören.</text:p>
      <text:p text:style-name="P6">3D-Sounds werden als Umgebungsgeräusch an einer Position auf der Map abgespielt.</text:p>
      <text:p text:style-name="P13">Ein Geräusch <text:span text:style-name="T12">muss immer </text:span>WAV-<text:span text:style-name="T12">Format</text:span> <text:span text:style-name="T12">sein!</text:span></text:p>
      <text:p text:style-name="P13">Geräusche müssen im Spielverzeichnis liegen. Sonst werden sie nicht gefunden. <text:span text:style-name="T5">Es</text:span> muss eine Low Quality und eine High Quality vorhanden sein.</text:p>
      <text:p text:style-name="P12">So muss das Verzeichnis aufgebaut werden:</text:p>
      <text:p text:style-name="P19"><draw:frame text:anchor-type="paragraph" draw:z-index="7" draw:name="Form1_6" draw:style-name="gr4" draw:text-style-name="P31" svg:width="17.013cm" svg:height="1.502cm" svg:x="0.034cm" svg:y="-0.199cm"><draw:text-box><text:p><text:span text:style-name="T19">mapname.s6xmap.unpacked</text:span></text:p><text:p><text:span text:style-name="T19">|-- sounds</text:span></text:p><text:p><text:span text:style-name="T19"><text:s text:c="4"/></text:span><text:span text:style-name="T19">|-- high/*</text:span></text:p><text:p><text:span text:style-name="T19"><text:s text:c="4"/></text:span><text:span text:style-name="T19">|-- low/*</text:span></text:p></draw:text-box></draw:frame>Bedenke, dass <text:span text:style-name="T6">mapname</text:span> für den Ordnernamen deiner Map steht. Der ist von Map zu Map anders!</text:p>
      <text:p text:style-name="Standard"><text:span text:style-name="T3">Die Dateien werden in ihre Unterordner abgelegt (</text:span>z.B. <text:span text:style-name="T6">ui</text:span> <text:span text:style-name="T5">f</text:span>ür <text:span text:style-name="T6">ui/menu_left_gold_pay</text:span><text:span text:style-name="T3">).</text:span></text:p>
      <text:p text:style-name="P16">Du kannst keine neuen Ordner erstellen!</text:p>
      <text:p text:style-name="P12">Spielen wir nun Geräusche ab!</text:p>
      <text:p text:style-name="P12"><draw:frame text:anchor-type="paragraph" draw:z-index="4" draw:name="Form1_3" draw:style-name="gr7" draw:text-style-name="P31" svg:width="17.013cm" svg:height="0.465cm" svg:x="0.034cm" svg:y="-0.199cm"><draw:text-box><text:p><text:span text:style-name="T14">API.Play2DSound(</text:span><text:span text:style-name="T15">"ui/menu_left_gold_pay"</text:span><text:span text:style-name="T14">);</text:span></text:p></draw:text-box></draw:frame>Es wird ein Geräusch in der Benutzeroberfläche abgespielt.</text:p>
      <text:p text:style-name="P11"><draw:frame text:anchor-type="paragraph" draw:z-index="5" draw:name="Form1_4" draw:style-name="gr6" draw:text-style-name="P31" svg:width="17.01cm" svg:height="0.461cm" svg:x="0.03cm" svg:y="-0.199cm"><draw:text-box><text:p><text:span text:style-name="T14">API.Play3DSound(</text:span><text:span text:style-name="T15">"Animals/cow_disease"</text:span><text:span text:style-name="T14">, </text:span><text:span text:style-name="T20">8500</text:span><text:span text:style-name="T14">, </text:span><text:span text:style-name="T20">35800</text:span><text:span text:style-name="T14">, </text:span><text:span text:style-name="T20">2000</text:span><text:span text:style-name="T14">);</text:span></text:p></draw:text-box></draw:frame>Es wird ein Umgebungsgeräusch an der Position abgespielt.</text:p>
      <text:h text:style-name="Heading_20_3" text:outline-level="3"><text:bookmark-start text:name="__RefHeading___Toc416_3250858206"/><text:soft-page-break/>Playlists<text:bookmark-end text:name="__RefHeading___Toc416_3250858206"/></text:h>
      <text:p text:style-name="P18">Eine Playlist definiert die abgespielte Musik.</text:p>
      <text:p text:style-name="Standard">Es ist der vielleicht kompliziertere, dafür aber richtige Weg, Musik abzuspielen.</text:p>
      <text:p text:style-name="P23">Die angespielte Musik wird vom Spiel auch als Musik behandelt!</text:p>
      <text:p text:style-name="P18">Damit <text:span text:style-name="T13">D</text:span>u <text:span text:style-name="T9">eine Playlist</text:span> verwenden kannst, müssen Playlist und Musikdateien vorhanden sein!</text:p>
      <text:h text:style-name="Heading_20_4" text:outline-level="4">Die Verzeichnisse</text:h>
      <text:p text:style-name="P14">So muss das Verzeichnis aufgebaut werden:</text:p>
      <text:p text:style-name="P19"><draw:frame text:anchor-type="paragraph" draw:z-index="8" draw:name="Form1_7" draw:style-name="gr3" draw:text-style-name="P31" svg:width="17.013cm" svg:height="1.442cm" svg:x="0.034cm" svg:y="-0.199cm"><draw:text-box><text:p><text:span text:style-name="T19">mapname.s6xmap.unpacked</text:span></text:p><text:p><text:span text:style-name="T19">|-- config/sound/*</text:span></text:p><text:p><text:span text:style-name="T19">|-- maps/externalmap/mapname</text:span></text:p><text:p><text:span text:style-name="T19"><text:s text:c="4"/></text:span><text:span text:style-name="T19">|-- music/*</text:span></text:p></draw:text-box></draw:frame>Bedenke, dass <text:span text:style-name="T6">mapname</text:span> für den Ordnernamen deiner Map steht. Der ist von Map zu Map anders!</text:p>
      <text:p text:style-name="Standard">Die Playlist kommt nach <text:span text:style-name="T6">config/sound</text:span>.</text:p>
      <text:p text:style-name="P18">Die Musik kommt nach <text:span text:style-name="T6">maps/externalmap/mapname/music</text:span>.</text:p>
      <text:p text:style-name="P17">Du kannst keine neuen Ordner erstellen!</text:p>
      <text:h text:style-name="Heading_20_4" text:outline-level="4">Aufbau einer Playlist</text:h>
      <text:p text:style-name="P20">Eine Playlist ist eine XML-Datei. In ihr gibst Du die Tracks an, die abgespielt werden.</text:p>
      <text:p text:style-name="P20">Eine Playlist kann wie folgt aussehen:</text:p>
      <text:p text:style-name="P20"><draw:frame text:anchor-type="paragraph" draw:z-index="9" draw:name="Form1_8" draw:style-name="gr2" draw:text-style-name="P31" svg:width="17.013cm" svg:height="2.881cm" svg:x="0.034cm" svg:y="-0.199cm"><draw:text-box><text:p><text:span text:style-name="T16">&lt;?xml version="1.0" encoding="utf-8"?&gt;</text:span></text:p><text:p><text:span text:style-name="T17">&lt;PlayList&gt;</text:span></text:p><text:p><text:span text:style-name="T14"><text:s/></text:span><text:span text:style-name="T17">&lt;PlayListEntry&gt;</text:span></text:p><text:p><text:span text:style-name="T14"><text:s text:c="3"/></text:span><text:span text:style-name="T17">&lt;FileName&gt;</text:span><text:span text:style-name="T14">maps\externalmap\mapname\music\some_music_file.mp3</text:span><text:span text:style-name="T17">&lt;/FileName&gt;</text:span></text:p><text:p><text:span text:style-name="T14"><text:s text:c="3"/></text:span><text:span text:style-name="T17">&lt;Type&gt;</text:span><text:span text:style-name="T14">Loop</text:span><text:span text:style-name="T17">&lt;/Type&gt;</text:span></text:p><text:p><text:span text:style-name="T14"><text:s/></text:span><text:span text:style-name="T17">&lt;/PlayListEntry&gt;</text:span></text:p><text:p><text:span text:style-name="T14"><text:s text:c="2"/></text:span><text:span text:style-name="T18">&lt;!-- Weitere PlayListEntry-Einträge --&gt;</text:span></text:p><text:p><text:span text:style-name="T17">&lt;/PlayList&gt;</text:span></text:p></draw:text-box></draw:frame>In <text:span text:style-name="T6">FileName</text:span> steht der Pfad zur Musikdatei.</text:p>
      <text:p text:style-name="Standard">Mit <text:span text:style-name="T6">Type</text:span> wird festgelegt, wie die Musiktatei abgespielt wird.</text:p>
      <text:list text:style-name="L1">
        <text:list-item>
          <text:p text:style-name="P30"><text:span text:style-name="T7">Loop</text:span> <text:span text:style-name="T8">bedeutet, dass sich der Track endlos wiederholt</text:span></text:p>
        </text:list-item>
        <text:list-item>
          <text:p text:style-name="P30"><text:span text:style-name="T7">Normal</text:span> <text:span text:style-name="T8">bedeutet, dass der Track einmal abgespielt wird</text:span></text:p>
        </text:list-item>
      </text:list>
      <text:h text:style-name="P29" text:outline-level="4">Playlist <text:span text:style-name="T9">verwenden</text:span></text:h>
      <text:p text:style-name="P21">Eine Playlist wird immer für einen bestimmten Spieler abgespielt <text:span text:style-name="T10">oder gestoppt</text:span>.</text:p>
      <text:p text:style-name="P21">Lässt du den Spieler weg, wird von Spieler 1 ausgegangen.</text:p>
      <text:p text:style-name="P22">Du kannst die Playlist durch einen einfachen Aufruf starten.</text:p>
      <text:p text:style-name="P21"><draw:frame text:anchor-type="paragraph" draw:z-index="10" draw:name="Form1_9" draw:style-name="gr1" draw:text-style-name="P31" svg:width="17.013cm" svg:height="0.482cm" svg:x="0.034cm" svg:y="-0.199cm"><draw:text-box><text:p><text:span text:style-name="T14">API.StartEventPlaylist(</text:span><text:span text:style-name="T15">"config/my_playlist.xml"</text:span><text:span text:style-name="T14">);</text:span></text:p></draw:text-box></draw:frame><text:span text:style-name="T10">Und n</text:span>atürlich <text:span text:style-name="T10">genauso einfach wieder beenden.</text:span></text:p>
      <text:p text:style-name="P21"><draw:frame text:anchor-type="paragraph" draw:z-index="11" draw:name="Form1_10" draw:style-name="gr1" draw:text-style-name="P31" svg:width="17.013cm" svg:height="0.482cm" svg:x="0.034cm" svg:y="-0.199cm"><draw:text-box><text:p><text:span text:style-name="T14">API.StopEventPlaylist(</text:span><text:span text:style-name="T15">"config/my_playlist.xml"</text:span><text:span text:style-name="T14">);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3723c7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405ae7"/>
    </style:style>
    <style:style style:name="MT2" style:family="text">
      <style:text-properties officeooo:rsid="0040bc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au</text:span><text:span text:style-name="MT2">t</text:span><text:span text:style-name="MT1">stärke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18T17:16:45.949000000</dc:date>
    <meta:editing-duration>PT1H42M21S</meta:editing-duration>
    <meta:editing-cycles>36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72" meta:word-count="519" meta:character-count="3552" meta:non-whitespace-character-count="3106"/>
  </office:meta>
</office:document-meta>
</file>